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06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tru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true" style:rotation-align="none"/>
      <style:paragraph-properties fo:text-align="start"/>
    </style:style>
    <style:style style:name="ce6" style:family="table-cell" style:parent-style-name="Default">
      <style:table-cell-properties style:text-align-source="fix" style:repeat-content="true" style:rotation-align="none"/>
      <style:paragraph-properties fo:text-align="start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ensof_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5" table:number-columns-repeated="3" table:default-cell-style-name="ce4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Requirements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Mouser </text:p>
          </table:table-cell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inus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AE1</text:p>
          </table:table-cell>
          <table:table-cell office:value-type="string" calcext:value-type="string">
            <text:p>Antenna</text:p>
          </table:table-cell>
          <table:table-cell/>
          <table:table-cell office:value-type="string" calcext:value-type="string">
            <text:p>Abracon_ACAG1204-433-T:ACAG1204-433-T</text:p>
          </table:table-cell>
          <table:table-cell table:style-name="ce5" office:value-type="string" calcext:value-type="string">
            <text:p>https://nl.mouser.com/ProductDetail/ABRACON/ACAG1204-433-T?qs=%2fha2pyFadugCQfC1owZDnEVI6AHHiRn1pZvvyOd%252btrd%252bsYSplhD1dN3ogLkrqAmX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/>
          <table:table-cell office:value-type="string" calcext:value-type="string">
            <text:p>Linx_BAT-HLD-001:Linx_BAT-HLD-001</text:p>
          </table:table-cell>
          <table:table-cell table:style-name="ce5" office:value-type="string" calcext:value-type="string">
            <text:p>https://nl.mouser.com/ProductDetail/Linx-Technologies/BAT-HLD-001?qs=sGAEpiMZZMtT9MhkajLHrnz%2fFPUZSgO1koSsSyYdFD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4.3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4R3BA01D?qs=sGAEpiMZZMs0AnBnWHyRQO3lCa4gsPOhz1wyH98GlxA%3d</text:p>
          </table:table-cell>
          <table:table-cell table:style-name="ce5" office:value-type="string" calcext:value-type="string">
            <text:p>https://nl.mouser.com/ProductDetail/Murata-Electronics/GJM1555C1H4R3BB01D?qs=sGAEpiMZZMs0AnBnWHyRQB3g9U6U8%2fCXM1gGUKGC6%2fQ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R7BA01D?qs=sGAEpiMZZMs0AnBnWHyRQO3lCa4gsPOhbJC9djHZwSw%3d</text:p>
          </table:table-cell>
          <table:table-cell table:style-name="ce5" office:value-type="string" calcext:value-type="string">
            <text:p>https://nl.mouser.com/ProductDetail/Murata-Electronics/GJM1555C1H2R7BB01D?qs=sGAEpiMZZMs0AnBnWHyRQIcDSxoYxHNsXaZsBe%252b4UnE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1R8WA01D?qs=sGAEpiMZZMs0AnBnWHyRQO3lCa4gsPOhdTx6Fr4qfRs%3d</text:p>
          </table:table-cell>
          <table:table-cell table:style-name="ce5" office:value-type="string" calcext:value-type="string">
            <text:p>https://nl.mouser.com/ProductDetail/Murata-Electronics/GJM1555C1H1R8WB01D?qs=sGAEpiMZZMs0AnBnWHyRQHSMLfoHgeTX%252b5wt%2fOWgJko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ce5" office:value-type="string" calcext:value-type="string">
            <text:p>https://nl.mouser.com/ProductDetail/Wurth-Electronics/885012106018?qs=sGAEpiMZZMvsSlwiRhF8qunkWFWGyo%252bvGiT0OqpbPeTRu89GWR5V%2f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102JA01D?qs=sGAEpiMZZMs0AnBnWHyRQLvtlKVhIYcUrJ%2fr%2fbZgWII%3d</text:p>
          </table:table-cell>
          <table:table-cell table:style-name="ce5" office:value-type="string" calcext:value-type="string">
            <text:p>https://nl.mouser.com/ProductDetail/Murata-Electronics/GCM155L81H102KA37D?qs=sGAEpiMZZMs0AnBnWHyRQKFZIQ7b73cdp6UN3rI80kBHa17KQcJ04Q%3d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string" calcext:value-type="string">
            <text:p>270p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Wurth-Electronics/885012105016?qs=sGAEpiMZZMvsSlwiRhF8qunkWFWGyo%252bvTzG69JKMOT6C2O2CbCk8sA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Connectors_JST:JST_SH_SM06B-SRSS-TB_06x1.00mm_Angled</text:p>
          </table:table-cell>
          <table:table-cell table:style-name="ce5" office:value-type="string" calcext:value-type="string">
            <text:p>https://nl.mouser.com/ProductDetail/SparkFun/PRT-10210?qs=%2fha2pyFadujajXN5UxBZ321ix83CivgbVnz3P8JONMlcWUjqQo0s3dL4V6DEBq9w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pc-board/wire-to-board/1679122-sm06b-srss-tb-lf-sn-connector-header-smt-r-a-1mm-6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/>
          <table:table-cell office:value-type="string" calcext:value-type="string">
            <text:p>Connectors_JST:JST_SH_SM04B-SRSS-TB_04x1.00mm_Angled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pc-board/wire-to-board/1830839-sm04b-srss-tb-lf-sn-connector-header-smt-r-a-1mm-4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See ‘Inductor Selection’ tab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8NJ80D?qs=sGAEpiMZZMu0f%252bT2bkVfuiMrucdZTT9yHURjO2Trhno%3d</text:p>
          </table:table-cell>
          <table:table-cell table:style-name="ce5" office:value-type="string" calcext:value-type="string">
            <text:p>https://nl.mouser.com/ProductDetail/Murata-Electronics/LQW15AN18NJ00D?qs=sGAEpiMZZMtROZa%252b%252bXW0aYaFFUc6SEM9</text:p>
          </table:table-cell>
          <table:table-cell table:style-name="ce5" office:value-type="string" calcext:value-type="string">
            <text:p>https://nl.mouser.com/ProductDetail/Coilcraft/0402HP-18NXJLU?qs=sGAEpiMZZMsg%252by3WlYCkU2kWFds1hA9DV%252bkOT%252bmrrt8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2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See ‘Inductor Selection’ tab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56NJ80D?qs=sGAEpiMZZMsE7cRVS4xF2FXwqxPawB7Q</text:p>
          </table:table-cell>
          <table:table-cell table:style-name="ce5" office:value-type="string" calcext:value-type="string">
            <text:p>https://nl.mouser.com/ProductDetail/Murata-Electronics/LQW15AN56NJ00D?qs=sGAEpiMZZMtROZa%252b%252bXW0af1FDONX7O4%252b</text:p>
          </table:table-cell>
          <table:table-cell table:style-name="ce5" office:value-type="string" calcext:value-type="string">
            <text:p>https://nl.mouser.com/ProductDetail/Coilcraft/0402HPH-56NXJLU?qs=sGAEpiMZZMsg%252by3WlYCkU2kWFds1hA9DX4fWUftQhA0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‘Inductor Selection’ tab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‘Inductor Selection’ tab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5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See ‘Inductor Selection’ tab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CNR22J10D?qs=%2fha2pyFadui00YRXZ5Qsj%2fwxU%2fdjYq54l7pXZfNwdV%252bcv4cwToPHfA%3d%3d</text:p>
          </table:table-cell>
          <table:table-cell table:style-name="ce5"/>
          <table:table-cell table:style-name="ce5" office:value-type="string" calcext:value-type="string">
            <text:p>https://nl.mouser.com/ProductDetail/Coilcraft/0402HPH-R22XJLU?qs=sGAEpiMZZMsg%252by3WlYCkU2kWFds1hA9D2Adspc2jyqg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Si4010-GT</text:p>
          </table:table-cell>
          <table:table-cell/>
          <table:table-cell office:value-type="string" calcext:value-type="string">
            <text:p>Housings_SSOP:MSOP-10_3x3mm_Pitch0.5mm</text:p>
          </table:table-cell>
          <table:table-cell table:style-name="ce5" office:value-type="string" calcext:value-type="string">
            <text:p>https://nl.mouser.com/ProductDetail/Silicon-Labs/SI4010-C2-GT?qs=sGAEpiMZZMuiqkRG2l98Y8rS2HKpXLt72A1NtB1ViM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office:annotation draw:style-name="gr1" draw:text-style-name="P2" svg:width="28.99mm" svg:height="84.96mm" svg:x="52.05mm" svg:y="88.85mm" draw:caption-point-x="-6.1mm" draw:caption-point-y="15.1mm">
              <dc:date>2018-07-16T00:00:00</dc:date>
              <text:p text:style-name="P1"><text:span text:style-name="T1">New part number:</text:span></text:p>
              <text:p text:style-name="P1"><text:span text:style-name="T1">HPP845E131R* (= with ptfe membrane)</text:span></text:p>
              <text:p text:style-name="P1"><text:span text:style-name="T1">HPP845E031R* (= without membrane)</text:span></text:p>
              <text:p text:style-name="P1"><text:span text:style-name="T1">(The number at the end behind the ‘R’ is reel size)</text:span></text:p>
              <text:p text:style-name="P1"><text:span text:style-name="T1"/></text:p>
              <text:p text:style-name="P1"><text:span text:style-name="T1">Alternative SI70(06/13/20/21/34)</text:span></text:p>
              <text:p text:style-name="P1"><text:span text:style-name="T1">GM = Normal</text:span></text:p>
              <text:p text:style-name="P1"><text:span text:style-name="T1">IM = Industrial temp.</text:span></text:p>
              <text:p text:style-name="P1"><text:span text:style-name="T1">?M1 = with dust cap</text:span></text:p>
            </office:annotation>
            <text:p>HTU21D</text:p>
          </table:table-cell>
          <table:table-cell/>
          <table:table-cell office:value-type="string" calcext:value-type="string">
            <text:p>Housings_DFN_QFN:DFN-6-1EP_3x3mm_Pitch0.95mm</text:p>
          </table:table-cell>
          <table:table-cell table:style-name="ce5" office:value-type="string" calcext:value-type="string">
            <text:p>https://nl.mouser.com/ProductDetail/634-SI7020-A20-GM1</text:p>
          </table:table-cell>
          <table:table-cell table:style-name="ce6" office:value-type="string" calcext:value-type="string">
            <text:p>https://nl.mouser.com/ProductDetail/Measurement-Specialties/HPP845E131R5?qs=sGAEpiMZZMsrQJTAfdCBRCvDdFDccewd1X8rP9Bi44V8Df4DkVf%2fbg%3d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5" table:number-columns-repeated="3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  <table:table-cell table:style-name="ce5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-pin connector housing</text:p>
          </table:table-cell>
          <table:table-cell/>
          <table:table-cell office:value-type="string" calcext:value-type="string">
            <text:p>SHR-06V-S-B HOUSING, CRIMP, RECEPTACLE, 1MM, 6WAY JST (JAPAN SOLDERLESS TERMINALS)</text:p>
          </table:table-cell>
          <table:table-cell table:style-name="ce5" office:value-type="string" calcext:value-type="string">
            <text:p>https://nl.mouser.com/ProductDetail/SparkFun/PRT-10361?qs=%2fha2pyFadugmHHKg%2fZKM8jKPrFJKb13LuK08SfUL6dyNHzzNhCq4M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2-shr-06v-s-b-housing-crimp-receptacle-1mm-6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pin connector housing</text:p>
          </table:table-cell>
          <table:table-cell/>
          <table:table-cell office:value-type="string" calcext:value-type="string">
            <text:p>SHR-04V-S-B CONNECTOR HOUSING, 4WAY JST (JAPAN SOLDERLESS TERMINALS)</text:p>
          </table:table-cell>
          <table:table-cell table:style-name="ce5" office:value-type="string" calcext:value-type="string">
            <text:p>https://nl.mouser.com/ProductDetail/SparkFun/PRT-10359?qs=%2fha2pyFaduj3%252b7foo95J8Mqzu1fghJiYBTg%252bokYh4RRgXol8fRBAk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0-shr-04v-s-b-connector-housing-4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/>
          <table:table-cell office:value-type="string" calcext:value-type="string">
            <text:p>SSH-003T-P0.2 CRIMP TERMINAL, SH SERIES JST (JAPAN SOLDERLESS TERMINALS)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components/pin-socket-contacts/1679142-ssh-003t-p0-2-crimp-terminal-sh-series-jst-japan-solderless-terminals-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uctor Selection" table:style-name="ta1">
        <table:table-column table:style-name="co5" table:number-columns-repeated="3" table:default-cell-style-name="Default"/>
        <table:table-column table:style-name="co5" table:default-cell-style-name="ce7"/>
        <table:table-column table:style-name="co5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Inductance</text:p>
          </table:table-cell>
          <table:table-cell table:style-name="ce8" office:value-type="string" calcext:value-type="string">
            <text:p>tolerance</text:p>
          </table:table-cell>
          <table:table-cell table:style-name="ce1" office:value-type="string" calcext:value-type="string">
            <text:p>Test Freq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SRF typ. (GHz)</text:p>
          </table:table-cell>
          <table:table-cell table:style-name="ce1" office:value-type="string" calcext:value-type="string">
            <text:p>DCR Max.</text:p>
          </table:table-cell>
          <table:table-cell table:style-name="ce1" office:value-type="string" calcext:value-type="string">
            <text:p>Irms (mA)</text:p>
          </table:table-cell>
        </table:table-row>
        <table:table-row table:style-name="ro1">
          <table:table-cell table:style-name="ce1" office:value-type="string" calcext:value-type="string">
            <text:p>Suggested</text:p>
          </table:table-cell>
          <table:table-cell table:style-name="ce1" table:number-columns-repeated="2"/>
          <table:table-cell table:style-name="ce8" office:value-type="percentage" office:value="0.05" calcext:value-type="percentage">
            <text:p>5,00%</text:p>
          </table:table-cell>
          <table:table-cell table:style-name="ce1" table:number-columns-repeated="4"/>
          <table:table-cell table:style-name="ce1" office:value-type="string" calcext:value-type="string">
            <text:p>100 mW</text:p>
          </table:table-cell>
        </table:table-row>
        <table:table-row table:style-name="ro1">
          <table:table-cell table:style-name="ce1" table:number-columns-repeated="3"/>
          <table:table-cell table:style-name="ce8"/>
          <table:table-cell table:style-name="ce1" table:number-columns-repeated="5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0402HP-16NXJLU </text:p>
          </table:table-cell>
          <table:table-cell office:value-type="string" calcext:value-type="string">
            <text:p>1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7 (@ 900 MHz)</text:p>
          </table:table-cell>
          <table:table-cell office:value-type="float" office:value="3.7" calcext:value-type="float">
            <text:p>3,7</text:p>
          </table:table-cell>
          <table:table-cell office:value-type="float" office:value="0.15" calcext:value-type="float">
            <text:p>0,1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MHQ1005P16NJT000</text:p>
          </table:table-cell>
          <table:table-cell office:value-type="string" calcext:value-type="string">
            <text:p>1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&gt; 20 (@250 MHz)</text:p>
          </table:table-cell>
          <table:table-cell office:value-type="float" office:value="3.5" calcext:value-type="float">
            <text:p>3,5</text:p>
          </table:table-cell>
          <table:table-cell office:value-type="float" office:value="0.8" calcext:value-type="float">
            <text:p>0,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Wurth</text:p>
          </table:table-cell>
          <table:table-cell office:value-type="string" calcext:value-type="string">
            <text:p>744765116A</text:p>
          </table:table-cell>
          <table:table-cell office:value-type="string" calcext:value-type="string">
            <text:p>1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4 (@900 MHz); &gt; 24 (@250 MHz)</text:p>
          </table:table-cell>
          <table:table-cell table:style-name="ce9" office:value-type="string" calcext:value-type="string">
            <text:p>&gt; 3,1</text:p>
          </table:table-cell>
          <table:table-cell office:value-type="float" office:value="0.22" calcext:value-type="float">
            <text:p>0,2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N16NJ00</text:p>
          </table:table-cell>
          <table:table-cell office:value-type="string" calcext:value-type="string">
            <text:p>1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25 (@ 250 MHz)</text:p>
          </table:table-cell>
          <table:table-cell table:style-name="ce9" office:value-type="string" calcext:value-type="string">
            <text:p>&gt; 4,5</text:p>
          </table:table-cell>
          <table:table-cell office:value-type="float" office:value="0.24" calcext:value-type="float">
            <text:p>0,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LQW15AN16NJ80</text:p>
          </table:table-cell>
          <table:table-cell table:style-name="ce1" office:value-type="string" calcext:value-type="string">
            <text:p>16 nH</text:p>
          </table:table-cell>
          <table:table-cell table:style-name="ce8" office:value-type="percentage" office:value="0.05" calcext:value-type="percentage">
            <text:p>5,00%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&gt; 31 (@ 250 MHz)</text:p>
          </table:table-cell>
          <table:table-cell table:style-name="ce10" office:value-type="string" calcext:value-type="string">
            <text:p>&gt; 5,0</text:p>
          </table:table-cell>
          <table:table-cell table:style-name="ce1" office:value-type="float" office:value="0.126" calcext:value-type="float">
            <text:p>0,126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0402HP-18NXJLU</text:p>
          </table:table-cell>
          <table:table-cell office:value-type="string" calcext:value-type="string">
            <text:p>18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8 (@ 900 MHz)</text:p>
          </table:table-cell>
          <table:table-cell office:value-type="float" office:value="3.55" calcext:value-type="float">
            <text:p>3,55</text:p>
          </table:table-cell>
          <table:table-cell office:value-type="float" office:value="0.12" calcext:value-type="float">
            <text:p>0,1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MHQ1005P18NJT000</text:p>
          </table:table-cell>
          <table:table-cell office:value-type="string" calcext:value-type="string">
            <text:p>18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22 (@ 250 MHz)</text:p>
          </table:table-cell>
          <table:table-cell office:value-type="float" office:value="3.4" calcext:value-type="float">
            <text:p>3,4</text:p>
          </table:table-cell>
          <table:table-cell office:value-type="float" office:value="0.8" calcext:value-type="float">
            <text:p>0,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Wurth</text:p>
          </table:table-cell>
          <table:table-cell office:value-type="string" calcext:value-type="string">
            <text:p>744765118A</text:p>
          </table:table-cell>
          <table:table-cell office:value-type="string" calcext:value-type="string">
            <text:p>18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2 (@ 900 MHz); &gt; 25 (@ 250 MHz)</text:p>
          </table:table-cell>
          <table:table-cell table:style-name="ce9" office:value-type="string" calcext:value-type="string">
            <text:p>&gt; 3,1</text:p>
          </table:table-cell>
          <table:table-cell office:value-type="float" office:value="0.23" calcext:value-type="float">
            <text:p>0,2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N18NJ00</text:p>
          </table:table-cell>
          <table:table-cell office:value-type="string" calcext:value-type="string">
            <text:p>18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25 (@ 250 MHz)</text:p>
          </table:table-cell>
          <table:table-cell table:style-name="ce9" office:value-type="string" calcext:value-type="string">
            <text:p>&gt; 4,5</text:p>
          </table:table-cell>
          <table:table-cell office:value-type="float" office:value="0.27" calcext:value-type="float">
            <text:p>0,2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LQW15AN18NJ80</text:p>
          </table:table-cell>
          <table:table-cell table:style-name="ce1" office:value-type="string" calcext:value-type="string">
            <text:p>18 nH</text:p>
          </table:table-cell>
          <table:table-cell table:style-name="ce8" office:value-type="percentage" office:value="0.05" calcext:value-type="percentage">
            <text:p>5,00%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&gt; 30 (@ 250 MHz)</text:p>
          </table:table-cell>
          <table:table-cell table:style-name="ce10" office:value-type="string" calcext:value-type="string">
            <text:p>&gt; 5,2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1050" calcext:value-type="float">
            <text:p>1050</text:p>
          </table:table-cell>
        </table:table-row>
        <table:table-row table:style-name="ro1">
          <table:table-cell table:number-columns-repeated="6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0402HPH-56NXJLU</text:p>
          </table:table-cell>
          <table:table-cell table:style-name="ce7" office:value-type="string" calcext:value-type="string">
            <text:p>5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6 (@ 900 MHz)</text:p>
          </table:table-cell>
          <table:table-cell office:value-type="float" office:value="2.07" calcext:value-type="float">
            <text:p>2,07</text:p>
          </table:table-cell>
          <table:table-cell office:value-type="float" office:value="0.9" calcext:value-type="float">
            <text:p>0,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MHQ1005P56NJT000</text:p>
          </table:table-cell>
          <table:table-cell table:style-name="ce7" office:value-type="string" calcext:value-type="string">
            <text:p>5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22 (@ 250 MHz)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Wurth</text:p>
          </table:table-cell>
          <table:table-cell office:value-type="string" calcext:value-type="string">
            <text:p>744765156A</text:p>
          </table:table-cell>
          <table:table-cell table:style-name="ce7" office:value-type="string" calcext:value-type="string">
            <text:p>5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2 (@ 900 MHz); &gt; 22 (@ 200 MHz)</text:p>
          </table:table-cell>
          <table:table-cell table:style-name="ce9" office:value-type="string" calcext:value-type="string">
            <text:p><text:s/>&gt; 1,76</text:p>
          </table:table-cell>
          <table:table-cell office:value-type="float" office:value="0.97" calcext:value-type="float">
            <text:p>0,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AN56NJ00</text:p>
          </table:table-cell>
          <table:table-cell table:style-name="ce7" office:value-type="string" calcext:value-type="string">
            <text:p>56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25 (@ 200 MHz)</text:p>
          </table:table-cell>
          <table:table-cell table:style-name="ce9" office:value-type="string" calcext:value-type="string">
            <text:p><text:s/>&gt; 2,8</text:p>
          </table:table-cell>
          <table:table-cell office:value-type="float" office:value="1.17" calcext:value-type="float">
            <text:p>1,1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Murata</text:p>
          </table:table-cell>
          <table:table-cell table:style-name="ce1" office:value-type="string" calcext:value-type="string">
            <text:p>LQW15AN56NJ80</text:p>
          </table:table-cell>
          <table:table-cell table:style-name="ce8" office:value-type="string" calcext:value-type="string">
            <text:p>56 nH</text:p>
          </table:table-cell>
          <table:table-cell table:style-name="ce8" office:value-type="percentage" office:value="0.05" calcext:value-type="percentage">
            <text:p>5,00%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&gt; 25 (@ 200 MHz)</text:p>
          </table:table-cell>
          <table:table-cell table:style-name="ce10" office:value-type="string" calcext:value-type="string">
            <text:p>&gt; 2,9</text:p>
          </table:table-cell>
          <table:table-cell table:style-name="ce1" office:value-type="float" office:value="0.996" calcext:value-type="float">
            <text:p>0,996</text:p>
          </table:table-cell>
          <table:table-cell table:style-name="ce1" office:value-type="float" office:value="340" calcext:value-type="float">
            <text:p>340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0402HPH-R22XJLU</text:p>
          </table:table-cell>
          <table:table-cell office:value-type="string" calcext:value-type="string">
            <text:p>220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3.1" calcext:value-type="float">
            <text:p>3,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TDK</text:p>
          </table:table-cell>
          <table:table-cell office:value-type="string" calcext:value-type="string">
            <text:p>MHQ1005PR22JT000</text:p>
          </table:table-cell>
          <table:table-cell office:value-type="string" calcext:value-type="string">
            <text:p>220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gt; 18 (@ 250 MHz)</text:p>
          </table:table-cell>
          <table:table-cell office:value-type="float" office:value="0.8" calcext:value-type="float">
            <text:p>0,8</text:p>
          </table:table-cell>
          <table:table-cell office:value-type="float" office:value="6.6" calcext:value-type="float">
            <text:p>6,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LQW15CNR22J10D</text:p>
          </table:table-cell>
          <table:table-cell office:value-type="string" calcext:value-type="string">
            <text:p>220 nH</text:p>
          </table:table-cell>
          <table:table-cell office:value-type="percentage" office:value="0.05" calcext:value-type="percentage">
            <text:p>5,00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0.47" calcext:value-type="float">
            <text:p>0,47</text:p>
          </table:table-cell>
          <table:table-cell office:value-type="float" office:value="450" calcext:value-type="float">
            <text:p>45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Note: ‘AN369-SI4010 Antenna Interface and Matching Network Guide.pdf’ states:</text:p>
            <text:p><text:span text:style-name="T2">“The loss of the matching core is ~0.5 dB typically. The filters introduce 0.3–0.5 dB additional loss at the operation</text:span></text:p>
            <text:p><text:span text:style-name="T2">frequency. These loss values are achieved by using high Q wirewound inductor (Coicraft 0402HP series) and</text:span></text:p>
            <text:p><text:span text:style-name="T2">capacitor (Murata GRM155 series) types. Usage of lower Q elements (e.g., multilayer inductors) can cause 0.5–</text:span></text:p>
            <text:p><text:span text:style-name="T2">1 dB additional loss.”</text:span>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 calcext:value-type="string">
            <text:p><text:span text:style-name="T3">Rationale:</text:span> The ‘4010-DKPB434_BM’ reference design BOM suggests the Coilcraft 0402HP inductors. But these were not available. Instead choose inductors with a high SRF and a comparable Q.</text:p>
            <text:p>Although since Q is tested at different frequency’s it is hard to compare (at lower Freq tends to have lower Q)</text:p>
          </table:table-cell>
          <table:table-cell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sensof_ht.A2:sensof_ht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text>￥</number:text>
      <number:number number:decimal-places="0" loext:min-decimal-places="0" number:min-integer-digits="1" number:grouping="true"/>
    </number:number-style>
    <number:number-style style:name="N110">
      <number:text>￥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￥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￥</number:text>
      <number:number number:decimal-places="2" loext:min-decimal-places="2" number:min-integer-digits="1" number:grouping="true"/>
    </number:number-style>
    <number:number-style style:name="N113">
      <number:text>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Ft</number:text>
    </number:number-style>
    <number:number-style style:name="N146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Ft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Ft</number:text>
    </number:number-style>
    <number:number-style style:name="N14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Ft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2" style:volatile="true">
      <loext:fill-character> </loext:fill-character>
      <number:text>- Ft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2" style:volatile="true">
      <loext:fill-character> </loext:fill-character>
      <number:text>-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-00-0000</text:date>, <text:time style:data-style-name="N2" text:time-value="13:23:37.180300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4T13:26:56.670652164</dc:date>
    <meta:editing-duration>PT5H48M9S</meta:editing-duration>
    <meta:editing-cycles>19</meta:editing-cycles>
    <meta:generator>LibreOffice/5.1.6.2$Linux_X86_64 LibreOffice_project/10m0$Build-2</meta:generator>
    <meta:document-statistic meta:table-count="2" meta:cell-count="313" meta:object-count="0"/>
  </office:meta>
</office:document-meta>
</file>